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6b7b" officeooo:paragraph-rsid="00056b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cess token</text:p>
      <text:p text:style-name="P1">github_pat_11ABUFGEY0mHPwRBpp2gBU_cN0Kf2BJHwb3joIz8ZFeKY2EAvEVUlZKaZ3BvD3j4pOXMILTIXOUKrVPCS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3:02:46.967549621</meta:creation-date>
    <dc:date>2023-05-03T13:03:25.770402903</dc:date>
    <meta:editing-duration>PT39S</meta:editing-duration>
    <meta:editing-cycles>1</meta:editing-cycles>
    <meta:document-statistic meta:table-count="0" meta:image-count="0" meta:object-count="0" meta:page-count="1" meta:paragraph-count="2" meta:word-count="3" meta:character-count="105" meta:non-whitespace-character-count="104"/>
    <meta:generator>LibreOffice/7.3.7.2$Linux_X86_64 LibreOffice_project/30$Build-2</meta:generator>
  </office:meta>
</office:document-meta>
</file>